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vibautista@javi-ubuntu:~/Ingenieria_Software/Herencia$ git pull</text:p>
      <text:p text:style-name="Standard">remote: Enumerating objects: 10, done.</text:p>
      <text:p text:style-name="Standard">remote: Counting objects: 100% (10/10), done.</text:p>
      <text:p text:style-name="Standard">remote: Compressing objects: 100% (9/9), done.</text:p>
      <text:p text:style-name="Standard">remote: Total 9 (delta 2), reused 0 (delta 0), pack-reused 0</text:p>
      <text:p text:style-name="Standard">Desempaquetando objetos: 100% (9/9), listo.</text:p>
      <text:p text:style-name="Standard">Desde https://github.com/javibautista/Ingenieria_Software</text:p>
      <text:p text:style-name="Standard"><text:s text:c="3"/>36c49aa..972c448 <text:s/>master <text:s text:c="4"/>-&gt; origin/master</text:p>
      <text:p text:style-name="Standard">Actualizando 36c49aa..972c448</text:p>
      <text:p text:style-name="Standard">Fast-forward</text:p>
      <text:p text:style-name="Standard"><text:s/>README.md | 28 ++++++++++++++++++++++++++++</text:p>
      <text:p text:style-name="Standard"><text:s/>1 file changed, 28 insertions(+)</text:p>
      <text:p text:style-name="Standard"><text:s/>create mode 100644 README.md</text:p>
      <text:p text:style-name="Standard">javibautista@javi-ubuntu:~/Ingenieria_Software/Herencia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5:54:46.699342701</meta:creation-date>
    <dc:date>2019-06-07T15:55:33.666854206</dc:date>
    <meta:editing-duration>PT48S</meta:editing-duration>
    <meta:editing-cycles>1</meta:editing-cycles>
    <meta:document-statistic meta:table-count="0" meta:image-count="0" meta:object-count="0" meta:page-count="1" meta:paragraph-count="14" meta:word-count="59" meta:character-count="606" meta:non-whitespace-character-count="549"/>
    <meta:generator>LibreOffice/6.0.7.3$Linux_X86_64 LibreOffice_project/00m0$Build-3</meta:generator>
  </office:meta>
</office:document-meta>
</file>